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333333" draw:fill="hatch" draw:fill-color="#808080" draw:fill-hatch-name="Black_20_45_20_Degrees_20_Wid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hatch" draw:fill-color="#99ccff" draw:fill-hatch-name="Black_20_45_20_Degrees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hatch" draw:fill-color="#808080" draw:fill-hatch-name="Black_20_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75cm" svg:height="3.175cm" svg:x="1.84cm" svg:y="3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432cm" svg:y1="6.555cm" svg:x2="15.432cm" svg:y2="12.24cm" draw:start-shape="id1" draw:start-glue-point="2" draw:end-shape="id2" draw:end-glue-point="0" svg:d="m15432 6555v5685">
          <text:p/>
        </draw:connector>
        <draw:connector draw:style-name="gr2" draw:text-style-name="P1" draw:layer="layout" draw:type="lines" svg:x1="15.432cm" svg:y1="6.555cm" svg:x2="19.052cm" svg:y2="8.178cm" draw:start-shape="id1" draw:start-glue-point="2" draw:end-shape="id3" draw:end-glue-point="0" svg:d="m15432 6555v501l3620 620v502">
          <text:p/>
        </draw:connector>
        <draw:connector draw:style-name="gr2" draw:text-style-name="P1" draw:layer="layout" draw:type="lines" svg:x1="7.212cm" svg:y1="10.083cm" svg:x2="15.432cm" svg:y2="12.24cm" draw:start-shape="id4" draw:start-glue-point="2" draw:end-shape="id2" draw:end-glue-point="0" svg:d="m7212 10083v501l8220 1154v502">
          <text:p/>
        </draw:connector>
        <draw:connector draw:style-name="gr2" draw:text-style-name="P1" draw:layer="layout" draw:type="lines" svg:x1="7.212cm" svg:y1="10.083cm" svg:x2="9.991cm" svg:y2="12.24cm" draw:start-shape="id4" draw:start-glue-point="2" draw:end-shape="id5" draw:end-glue-point="0" svg:d="m7212 10083v501l2779 1154v502">
          <text:p/>
        </draw:connector>
        <draw:connector draw:style-name="gr2" draw:text-style-name="P1" draw:layer="layout" draw:type="lines" svg:x1="19.052cm" svg:y1="10.083cm" svg:x2="15.432cm" svg:y2="12.24cm" draw:start-shape="id3" draw:start-glue-point="2" draw:end-shape="id2" draw:end-glue-point="0" svg:d="m19052 10083v501l-3620 1154v502">
          <text:p/>
        </draw:connector>
        <draw:connector draw:style-name="gr2" draw:text-style-name="P1" draw:layer="layout" draw:type="lines" svg:x1="19.052cm" svg:y1="10.083cm" svg:x2="9.991cm" svg:y2="12.24cm" draw:start-shape="id3" draw:start-glue-point="2" draw:end-shape="id5" draw:end-glue-point="0" svg:d="m19052 10083v501l-9061 1154v502">
          <text:p/>
        </draw:connector>
        <draw:custom-shape draw:style-name="gr3" draw:text-style-name="P2" draw:id="id16" draw:layer="layout" svg:width="3.8cm" svg:height="1.117cm" svg:x="22.21cm" svg:y="7.8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9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7" draw:layer="layout" svg:width="3.285cm" svg:height="1.117cm" svg:x="19.175cm" svg:y="12.634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6.079cm" svg:height="1.306cm" svg:x="1.176cm" svg:y="2.867cm">
          <draw:text-box>
            <text:p><text:span text:style-name="T3">Core Layer</text:span></text:p>
            <text:p><text:span text:style-name="T4">Stack: moveit</text:span></text:p>
          </draw:text-box>
        </draw:frame>
        <draw:custom-shape draw:style-name="gr1" draw:text-style-name="P1" draw:layer="layout" svg:width="24.765cm" svg:height="7.085cm" svg:x="1.84cm" svg:y="21.0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306cm" svg:x="1.176cm" svg:y="19.51cm">
          <draw:text-box>
            <text:p><text:span text:style-name="T3">ROS Communication Layer</text:span></text:p>
            <text:p><text:span text:style-name="T4">Stack: moveit_ros</text:span></text:p>
          </draw:text-box>
        </draw:frame>
        <draw:custom-shape draw:style-name="gr5" draw:text-style-name="P3" draw:id="id9" draw:layer="layout" svg:width="4.655cm" svg:height="1.905cm" svg:x="7.664cm" svg:y="21.5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2" draw:layer="layout" svg:width="4.655cm" svg:height="1.905cm" svg:x="7.664cm" svg:y="25.518cm">
          <text:p text:style-name="P1"><text:span text:style-name="T5">Move Groups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6" draw:layer="layout" svg:width="4.655cm" svg:height="1.905cm" svg:x="13.105cm" svg:y="21.5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18.55cm" svg:y="21.59cm">
          <text:p text:style-name="P1"><text:span text:style-name="T5">Configuration Tools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1" draw:layer="layout" svg:width="4.655cm" svg:height="1.905cm" svg:x="2.237cm" svg:y="21.59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2" draw:layer="layout" svg:width="4.655cm" svg:height="1.905cm" svg:x="2.237cm" svg:y="25.518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7" draw:layer="layout" svg:width="4.655cm" svg:height="1.905cm" svg:x="18.55cm" svg:y="25.518cm">
          <text:p text:style-name="P1"><text:span text:style-name="T5">Rviz Plugin</text:span></text:p>
          <text:p text:style-name="P1"><text:span text:style-name="T6">Display for Rviz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5.432cm" svg:y1="23.495cm" svg:x2="20.877cm" svg:y2="25.518cm" draw:start-shape="id6" draw:start-glue-point="2" draw:end-shape="id7" draw:end-glue-point="0" svg:d="m15432 23495v501l5445 1020v502">
          <text:p/>
        </draw:connector>
        <draw:connector draw:style-name="gr2" draw:text-style-name="P1" draw:layer="layout" draw:type="lines" svg:x1="18.747cm" svg:y1="17.318cm" svg:x2="9.991cm" svg:y2="21.59cm" draw:start-shape="id8" draw:start-glue-point="2" draw:end-shape="id9" draw:end-glue-point="0" svg:d="m18747 17318v501l-8756 3269v502">
          <text:p/>
        </draw:connector>
        <draw:connector draw:style-name="gr2" draw:text-style-name="P1" draw:layer="layout" draw:type="lines" svg:x1="9.991cm" svg:y1="17.58cm" svg:x2="9.991cm" svg:y2="21.59cm" draw:start-shape="id10" draw:start-glue-point="2" draw:end-shape="id9" draw:end-glue-point="0" svg:d="m9991 17580v501 3007 502">
          <text:p/>
        </draw:connector>
        <draw:connector draw:style-name="gr2" draw:text-style-name="P1" draw:layer="layout" draw:type="lines" svg:x1="15.432cm" svg:y1="14.145cm" svg:x2="15.432cm" svg:y2="21.59cm" draw:start-shape="id2" draw:start-glue-point="2" draw:end-shape="id6" svg:d="m15432 14145v501 6442 502">
          <text:p/>
        </draw:connector>
        <draw:connector draw:style-name="gr2" draw:text-style-name="P1" draw:layer="layout" draw:type="lines" svg:x1="4.564cm" svg:y1="23.495cm" svg:x2="4.564cm" svg:y2="25.518cm" draw:start-shape="id11" draw:start-glue-point="2" draw:end-shape="id12" draw:end-glue-point="0" svg:d="m4564 23495v501 1020 502">
          <text:p/>
        </draw:connector>
        <draw:custom-shape draw:style-name="gr1" draw:text-style-name="P1" draw:layer="layout" svg:width="24.83cm" svg:height="2.9cm" svg:x="1.84cm" svg:y="30.3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 </text:span><text:span text:style-name="T9">– DRAFT v4</text:span></text:p>
          </draw:text-box>
        </draw:frame>
        <draw:connector draw:style-name="gr2" draw:text-style-name="P1" draw:layer="layout" draw:type="lines" svg:x1="19.475cm" svg:y1="5.602cm" svg:x2="17.76cm" svg:y2="5.602cm" draw:start-shape="id13" draw:start-glue-point="3" draw:end-shape="id1" svg:d="m19475 5602h-502-712-501">
          <text:p/>
        </draw:connector>
        <draw:custom-shape draw:style-name="gr5" draw:text-style-name="P3" draw:id="id13" draw:layer="layout" svg:width="4.655cm" svg:height="1.905cm" svg:x="19.4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" draw:layer="layout" svg:width="4.655cm" svg:height="1.905cm" svg:x="13.105cm" svg:y="12.24cm">
          <text:p text:style-name="P1"><text:span text:style-name="T5">Planning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4" draw:layer="layout" svg:width="4.655cm" svg:height="1.905cm" svg:x="4.885cm" svg:y="8.178cm">
          <text:p text:style-name="P1"><text:span text:style-name="T10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3" draw:layer="layout" svg:width="4.655cm" svg:height="1.905cm" svg:x="16.725cm" svg:y="8.178cm">
          <text:p text:style-name="P1"><text:span text:style-name="T10">Collision Detection</text:span></text:p>
          <text:p text:style-name="P1"><text:span text:style-name="T11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" draw:layer="layout" svg:width="4.655cm" svg:height="1.905cm" svg:x="13.105cm" svg:y="4.65cm">
          <text:p text:style-name="P1"><text:span text:style-name="T10">Planning Models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14" draw:layer="layout" svg:width="3.284cm" svg:height="1.117cm" svg:x="13.79cm" svg:y="2.663cm">
          <text:p text:style-name="P1"><text:span text:style-name="T12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5.432cm" svg:y1="3.78cm" svg:x2="15.432cm" svg:y2="4.65cm" draw:start-shape="id14" draw:start-glue-point="2" draw:end-shape="id1" draw:end-glue-point="0" svg:d="m15432 3780v501-133 502">
          <text:p/>
        </draw:connector>
        <draw:custom-shape draw:style-name="gr8" draw:text-style-name="P3" draw:id="id15" draw:layer="layout" svg:width="3.8cm" svg:height="1.117cm" svg:x="22.21cm" svg:y="9.318cm">
          <text:p text:style-name="P5"><text:span text:style-name="T12">PCD </text:span><text:span text:style-name="T6">- 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9.876cm" svg:x2="21.38cm" svg:y2="9.13cm" draw:start-shape="id15" draw:start-glue-point="3" draw:end-shape="id3" draw:end-glue-point="1" svg:d="m22210 9876-830-746">
          <text:p/>
        </draw:connector>
        <draw:connector draw:style-name="gr9" draw:text-style-name="P1" draw:layer="layout" draw:type="line" svg:x1="22.21cm" svg:y1="8.453cm" svg:x2="21.38cm" svg:y2="9.13cm" draw:start-shape="id16" draw:start-glue-point="3" draw:end-shape="id3" draw:end-glue-point="1" svg:d="m22210 8453-830 677">
          <text:p/>
        </draw:connector>
        <draw:connector draw:style-name="gr2" draw:text-style-name="P1" draw:layer="layout" draw:type="lines" svg:x1="15.432cm" svg:y1="6.555cm" svg:x2="7.212cm" svg:y2="8.178cm" draw:start-shape="id1" draw:start-glue-point="2" draw:end-shape="id4" draw:end-glue-point="0" svg:d="m15432 6555v501l-8220 620v502">
          <text:p/>
        </draw:connector>
        <draw:connector draw:style-name="gr9" draw:text-style-name="P1" draw:layer="layout" draw:type="line" svg:x1="19.175cm" svg:y1="13.192cm" svg:x2="17.76cm" svg:y2="13.192cm" draw:start-shape="id17" draw:start-glue-point="3" draw:end-shape="id2" svg:d="m19175 13192h-1415">
          <text:p/>
        </draw:connector>
        <draw:connector draw:style-name="gr2" draw:text-style-name="P1" draw:layer="layout" draw:type="lines" svg:x1="15.432cm" svg:y1="14.145cm" svg:x2="18.747cm" svg:y2="15.413cm" draw:start-shape="id2" draw:start-glue-point="2" draw:end-shape="id8" draw:end-glue-point="0" svg:d="m15432 14145v501l3315 265v502">
          <text:p/>
        </draw:connector>
        <draw:connector draw:style-name="gr2" draw:text-style-name="P1" draw:layer="layout" draw:type="lines" svg:x1="16.42cm" svg:y1="16.365cm" svg:x2="12.319cm" svg:y2="16.396cm" draw:start-shape="id8" draw:end-shape="id10" svg:d="m16420 16365h-502l-3098 31h-501">
          <text:p/>
        </draw:connector>
        <draw:custom-shape draw:style-name="gr3" draw:text-style-name="P2" draw:id="id18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075cm" svg:y2="16.365cm" draw:start-shape="id18" draw:start-glue-point="3" draw:end-shape="id8" draw:end-glue-point="1" svg:d="m22205 16361-1130 4">
          <text:p/>
        </draw:connector>
        <draw:custom-shape draw:style-name="gr8" draw:text-style-name="P3" draw:id="id20" draw:layer="layout" svg:width="3.81cm" svg:height="1.117cm" svg:x="22.205cm" svg:y="17.273cm">
          <text:p text:style-name="P5"><text:span text:style-name="T12">CHOMP </text:span></text:p>
          <text:p text:style-name="P5"><text:span text:style-name="T6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075cm" svg:y2="16.365cm" draw:start-shape="id19" draw:start-glue-point="3" draw:end-shape="id8" draw:end-glue-point="1" svg:d="m22205 14756-1130 1609">
          <text:p/>
        </draw:connector>
        <draw:connector draw:style-name="gr9" draw:text-style-name="P1" draw:layer="layout" draw:type="line" svg:x1="22.205cm" svg:y1="17.831cm" svg:x2="21.075cm" svg:y2="16.365cm" draw:start-shape="id20" draw:start-glue-point="3" draw:end-shape="id8" draw:end-glue-point="1" svg:d="m22205 17831-1130-1466">
          <text:p/>
        </draw:connector>
        <draw:connector draw:style-name="gr2" draw:text-style-name="P1" draw:layer="layout" draw:type="lines" svg:x1="4.564cm" svg:y1="17.318cm" svg:x2="9.991cm" svg:y2="21.59cm" draw:start-shape="id21" draw:start-glue-point="2" draw:end-shape="id9" draw:end-glue-point="0" svg:d="m4564 17318v501l5427 3269v502">
          <text:p/>
        </draw:connector>
        <draw:connector draw:style-name="gr2" draw:text-style-name="P1" draw:layer="layout" draw:type="lines" svg:x1="9.991cm" svg:y1="23.495cm" svg:x2="4.564cm" svg:y2="25.518cm" draw:start-shape="id9" draw:start-glue-point="2" draw:end-shape="id12" draw:end-glue-point="0" svg:d="m9991 23495v501l-5427 1020v502">
          <text:p/>
        </draw:connector>
        <draw:connector draw:style-name="gr2" draw:text-style-name="P1" draw:layer="layout" draw:type="lines" svg:x1="15.432cm" svg:y1="23.495cm" svg:x2="9.991cm" svg:y2="25.518cm" draw:start-shape="id6" draw:start-glue-point="2" draw:end-shape="id22" draw:end-glue-point="0" svg:d="m15432 23495v501l-5441 1020v502">
          <text:p/>
        </draw:connector>
        <draw:custom-shape draw:style-name="gr6" draw:text-style-name="P3" draw:id="id23" draw:layer="layout" svg:width="3.284cm" svg:height="1.117cm" svg:x="19.175cm" svg:y="19.455cm">
          <text:p text:style-name="P1"><text:span text:style-name="T12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9.175cm" svg:y1="20.013cm" svg:x2="15.432cm" svg:y2="21.59cm" draw:start-shape="id23" draw:start-glue-point="3" draw:end-shape="id6" draw:end-glue-point="0" svg:d="m19175 20013h-501l-3242 1075v502">
          <text:p/>
        </draw:connector>
        <draw:custom-shape draw:style-name="gr5" draw:text-style-name="P3" draw:id="id24" draw:layer="layout" svg:width="4.655cm" svg:height="1.905cm" svg:x="13.105cm" svg:y="25.518cm">
          <text:p text:style-name="P1"><text:span text:style-name="T5">Visualizer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5.432cm" svg:y1="23.495cm" svg:x2="15.432cm" svg:y2="25.518cm" draw:start-shape="id6" draw:start-glue-point="2" draw:end-shape="id24" draw:end-glue-point="0" svg:d="m15432 23495v501 1020 502">
          <text:p/>
        </draw:connector>
        <draw:custom-shape draw:style-name="gr5" draw:text-style-name="P3" draw:id="id5" draw:layer="layout" svg:width="4.655cm" svg:height="1.905cm" svg:x="7.664cm" svg:y="12.24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0" draw:layer="layout" svg:width="4.655cm" svg:height="2.367cm" svg:x="7.6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8" draw:layer="layout" svg:width="4.655cm" svg:height="1.905cm" svg:x="16.42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1" draw:layer="layout" svg:width="4.655cm" svg:height="1.905cm" svg:x="2.237cm" svg:y="15.413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9.991cm" svg:y1="23.495cm" svg:x2="9.991cm" svg:y2="25.518cm" draw:start-shape="id9" draw:start-glue-point="2" draw:end-shape="id22" draw:end-glue-point="0" svg:d="m9991 23495v501 1020 502">
          <text:p/>
        </draw:connector>
        <draw:frame draw:style-name="gr4" draw:layer="layout" svg:width="7.984cm" svg:height="1.306cm" svg:x="1.176cm" svg:y="28.685cm">
          <draw:text-box>
            <text:p><text:span text:style-name="T3">ROS Manipulation</text:span></text:p>
            <text:p><text:span text:style-name="T4">Stack: moveit_manipulation</text:span></text:p>
          </draw:text-box>
        </draw:frame>
        <draw:frame draw:style-name="gr4" draw:layer="layout" svg:width="7.984cm" svg:height="1.306cm" svg:x="1.176cm" svg:y="33.63cm">
          <draw:text-box>
            <text:p><text:span text:style-name="T3">ROS Messages</text:span></text:p>
            <text:p><text:span text:style-name="T4">Stack: moveit_msgs</text:span></text:p>
          </draw:text-box>
        </draw:frame>
        <draw:frame draw:style-name="gr4" draw:layer="layout" svg:width="7.984cm" svg:height="1.045cm" svg:x="1.176cm" svg:y="38.104cm">
          <draw:text-box>
            <text:p><text:span text:style-name="T3">Legend</text:span></text:p>
          </draw:text-box>
        </draw:frame>
        <draw:custom-shape draw:style-name="gr6" draw:text-style-name="P3" draw:layer="layout" svg:width="3.42cm" svg:height="1.117cm" svg:x="2.335cm" svg:y="40.975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42cm" svg:height="1.07cm" svg:x="2.295cm" svg:y="39.57cm">
          <text:p text:style-name="P1"><text:span text:style-name="T5">MoveIt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2cm" svg:height="1.117cm" svg:x="6.74cm" svg:y="39.6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41.123cm" svg:x2="13.135cm" svg:y2="41.123cm">
          <text:p/>
        </draw:line>
        <draw:line draw:style-name="gr10" draw:text-style-name="P1" draw:layer="layout" svg:x1="11.231cm" svg:y1="41.724cm" svg:x2="13.136cm" svg:y2="41.724cm">
          <text:p/>
        </draw:line>
        <draw:frame draw:style-name="gr11" draw:text-style-name="P6" draw:layer="layout" svg:width="4.376cm" svg:height="0.637cm" svg:x="13.57cm" svg:y="40.805cm">
          <draw:text-box>
            <text:p><text:span text:style-name="T13">Concepted Dependency</text:span></text:p>
          </draw:text-box>
        </draw:frame>
        <draw:frame draw:style-name="gr11" draw:text-style-name="P6" draw:layer="layout" svg:width="1.074cm" svg:height="0.637cm" svg:x="13.57cm" svg:y="41.406cm">
          <draw:text-box>
            <text:p><text:span text:style-name="T13">Input</text:span></text:p>
          </draw:text-box>
        </draw:frame>
        <draw:custom-shape draw:style-name="gr5" draw:text-style-name="P3" draw:layer="layout" svg:width="4.655cm" svg:height="1.905cm" svg:x="2.237cm" svg:y="30.68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4.655cm" svg:height="1.905cm" svg:x="13.105cm" svg:y="30.685cm">
          <text:p text:style-name="P1"><text:span text:style-name="T5">Household Objects</text:span></text:p>
          <text:p text:style-name="P1"><text:span text:style-name="T5">Database</text:span></text:p>
          <text:p text:style-name="P1"><text:span text:style-name="T6">SQL DB containing 3D models of common objec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7.664cm" svg:y="30.685cm">
          <text:p text:style-name="P1"><text:span text:style-name="T5">Manipulation</text:span></text:p>
          <text:p text:style-name="P1"><text:span text:style-name="T5">Visualization</text:span></text:p>
          <text:p text:style-name="P1"><text:span text:style-name="T6">Visual interface for manipul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4.655cm" svg:height="1.905cm" svg:x="18.55cm" svg:y="30.685cm">
          <text:p text:style-name="P1"><text:span text:style-name="T5">Tabletop Object</text:span></text:p>
          <text:p text:style-name="P1"><text:span text:style-name="T5">Detector</text:span></text:p>
          <text:p text:style-name="P1"><text:span text:style-name="T6">Object segmentation and recognition for scen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4.83cm" svg:height="2.9cm" svg:x="1.84cm" svg:y="35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55cm" svg:height="1.905cm" svg:x="2.237cm" svg:y="35.485cm">
          <text:p text:style-name="P1"><text:span text:style-name="T5">Kinematic Msgs</text:span></text:p>
          <text:p text:style-name="P1"><text:span text:style-name="T6">Messages and service specific for robot kinematic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7.62cm" svg:y="35.485cm">
          <text:p text:style-name="P1"><text:span text:style-name="T5">MoveIt Msgs</text:span></text:p>
          <text:p text:style-name="P1"><text:span text:style-name="T6">Messages and services for various MoveIt compone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4.655cm" svg:height="1.905cm" svg:x="13.105cm" svg:y="35.485cm">
          <text:p text:style-name="P1"><text:span text:style-name="T5">Spline Msg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5" draw:layer="layout" svg:width="4.655cm" svg:height="1.905cm" svg:x="10.13cm" svg:y="8.155cm">
          <text:p text:style-name="P1"><text:span text:style-name="T10">Constraint Aware Kinematics</text:span></text:p>
          <text:p text:style-name="P1"><text:span text:style-name="T6">Forward and inverse kinematic solv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5.432cm" svg:y1="6.555cm" svg:x2="12.457cm" svg:y2="8.155cm" draw:start-shape="id1" draw:start-glue-point="2" draw:end-shape="id25" draw:end-glue-point="0" svg:d="m15432 6555v501l-2975 597v502">
          <text:p/>
        </draw:connector>
        <draw:connector draw:style-name="gr2" draw:text-style-name="P1" draw:layer="layout" draw:type="line" svg:x1="16.725cm" svg:y1="9.13cm" svg:x2="14.785cm" svg:y2="9.107cm" draw:start-shape="id3" draw:end-shape="id25" svg:d="m16725 9130-1940-23">
          <text:p/>
        </draw:connector>
        <draw:custom-shape draw:style-name="gr8" draw:text-style-name="P3" draw:layer="layout" svg:width="3.42cm" svg:height="1.117cm" svg:x="6.74cm" svg:y="40.975cm">
          <text:p text:style-name="P5"><text:span text:style-name="T14">Future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6" draw:layer="layout" svg:width="4.655cm" svg:height="1.905cm" svg:x="2.24cm" svg:y="12.24cm">
          <text:p text:style-name="P1"><text:span text:style-name="T5">Trajectory Execution</text:span></text:p>
          <text:p text:style-name="P1"><text:span text:style-name="T5">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567cm" svg:y1="14.145cm" svg:x2="4.564cm" svg:y2="15.413cm" draw:start-shape="id26" draw:start-glue-point="2" draw:end-shape="id21" draw:end-glue-point="0" svg:d="m4567 14145-3 1268">
          <text:p/>
        </draw:connector>
        <draw:connector draw:style-name="gr2" draw:text-style-name="P1" draw:layer="layout" draw:type="lines" svg:x1="9.991cm" svg:y1="23.495cm" svg:x2="15.432cm" svg:y2="25.518cm" draw:start-shape="id9" draw:start-glue-point="2" draw:end-shape="id24" draw:end-glue-point="0" svg:d="m9991 23495v501l5441 1020v502">
          <text:p/>
        </draw:connector>
        <draw:custom-shape draw:style-name="gr13" draw:text-style-name="P3" draw:layer="layout" svg:width="3.42cm" svg:height="1.117cm" svg:x="10.995cm" svg:y="39.623cm">
          <text:p text:style-name="P5"><text:span text:style-name="T14">To be remove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7" draw:layer="layout" svg:width="4.655cm" svg:height="1.905cm" svg:x="2.24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draw:line-skew="3.139cm" svg:x1="4.567cm" svg:y1="6.555cm" svg:x2="9.991cm" svg:y2="12.24cm" draw:start-shape="id27" draw:start-glue-point="2" draw:end-shape="id5" draw:end-glue-point="0" svg:d="m4567 6555v3640l5424 1543v502">
          <text:p/>
        </draw:connector>
        <draw:connector draw:style-name="gr2" draw:text-style-name="P1" draw:layer="layout" draw:type="lines" svg:x1="6.895cm" svg:y1="5.602cm" svg:x2="13.105cm" svg:y2="5.602cm" draw:start-shape="id27" draw:start-glue-point="1" draw:end-shape="id1" draw:end-glue-point="3" svg:d="m6895 5602h501 5207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6-08T15:02:50</dc:date>
    <dc:creator>David Coleman</dc:creator>
    <meta:editing-duration>PT04H53M17S</meta:editing-duration>
    <meta:editing-cycles>20</meta:editing-cycles>
    <meta:generator>OpenOffice.org/3.2$Unix OpenOffice.org_project/320m12$Build-9483</meta:generator>
    <meta:printed-by>David Coleman</meta:printed-by>
    <meta:print-date>2012-06-08T13:46:18</meta:print-date>
    <meta:document-statistic meta:object-count="89"/>
  </office:meta>
</office:document-meta>
</file>